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3A000000366562C551DD77CDFC.png" manifest:media-type="image/png"/>
  <manifest:file-entry manifest:full-path="Pictures/100000000000004E000000922A94F54F2C2C3E4B.png" manifest:media-type="image/png"/>
  <manifest:file-entry manifest:full-path="Pictures/100000000000008A000000521C4F9758EEA5073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7126" svg:stroke-width="0.019cm" svg:stroke-color="#01a6e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7127" svg:stroke-width="0.019cm" svg:stroke-color="#01a6e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71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12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713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459cm" fo:padding-top="0cm" fo:padding-bottom="0cm" fo:padding-left="0cm" fo:padding-right="0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13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fo:min-height="0.459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132" svg:stroke-width="0.019cm" svg:stroke-color="#000000" draw:marker-start="" draw:marker-start-width="0.33cm" draw:marker-start-center="false" draw:marker-end="" draw:marker-end-width="0.33cm" draw:marker-end-center="false" draw:fill="bitmap" draw:fill-color="#99ccff" draw:fill-image-name="Bitmape_20_2" draw:opacity="100%" style:repeat="stretch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7133" svg:stroke-width="0.019cm" svg:stroke-color="#000000" draw:marker-start="" draw:marker-start-width="0.33cm" draw:marker-start-center="false" draw:marker-end="" draw:marker-end-width="0.33cm" draw:marker-end-center="false" draw:fill="bitmap" draw:fill-color="#99ccff" draw:fill-image-name="Bitmape_20_3" draw:opacity="100%" style:repeat="stretch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7134" svg:stroke-width="0.019cm" svg:stroke-color="#000000" draw:marker-start="" draw:marker-start-width="0.33cm" draw:marker-start-center="false" draw:marker-end="" draw:marker-end-width="0.33cm" draw:marker-end-center="false" draw:fill="bitmap" draw:fill-color="#99ccff" draw:fill-image-name="Bitmape_20_4" draw:opacity="100%" style:repeat="stretch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713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7136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713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bitmap" draw:fill-color="#99ccff" draw:fill-image-name="Bitmape_20_2" draw:opacity="100%" style:repeat="stretch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bitmap" draw:fill-color="#99ccff" draw:fill-image-name="Bitmape_20_3" draw:opacity="100%" style:repeat="stretch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bitmap" draw:fill-color="#99ccff" draw:fill-image-name="Bitmape_20_4" draw:opacity="100%" style:repeat="stretch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MS Gothic" style:font-size-asian="11pt" style:font-style-asian="italic" style:font-weight-asian="normal" style:font-name-complex="Tahoma" style:font-size-complex="11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.498cm" svg:height="1.497cm" svg:x="9.357cm" svg:y="13.733cm" draw:kind="arc" draw:start-angle="194.71" draw:end-angle="2.85">
            <text:p/>
          </draw:circle>
          <draw:ellipse draw:style-name="gr2" draw:text-style-name="P1" draw:layer="layout" svg:width="1.504cm" svg:height="1.5cm" svg:x="9.363cm" svg:y="14.342cm" draw:kind="arc" draw:start-angle="0.7" draw:end-angle="164.9">
            <text:p/>
          </draw:ellipse>
          <draw:line draw:style-name="gr3" draw:text-style-name="P1" draw:layer="layout" svg:x1="11.216cm" svg:y1="13.947cm" svg:x2="9.182cm" svg:y2="14.895cm">
            <text:p/>
          </draw:line>
          <draw:frame draw:style-name="gr4" draw:text-style-name="P3" draw:layer="layout" svg:width="0.35cm" svg:height="0.38cm" svg:x="9.28cm" svg:y="14.349cm">
            <draw:text-box>
              <text:p text:style-name="P2"><text:span text:style-name="T1">O</text:span></text:p>
            </draw:text-box>
          </draw:frame>
          <draw:frame draw:style-name="gr5" draw:text-style-name="P4" draw:layer="layout" svg:width="0.348cm" svg:height="0.459cm" svg:x="10.948cm" svg:y="13.663cm">
            <draw:text-box>
              <text:p text:style-name="P2"><text:span text:style-name="T2">x</text:span></text:p>
            </draw:text-box>
          </draw:frame>
          <draw:frame draw:style-name="gr6" draw:text-style-name="P4" draw:layer="layout" svg:width="0.249cm" svg:height="0.459cm" svg:x="11.285cm" svg:y="15.555cm">
            <draw:text-box>
              <text:p text:style-name="P2"><text:span text:style-name="T2">y</text:span></text:p>
            </draw:text-box>
          </draw:frame>
          <draw:g>
            <draw:g>
              <draw:path draw:style-name="gr7" draw:text-style-name="P5" draw:layer="layout" svg:width="1.203cm" svg:height="0.646cm" svg:x="9.409cm" svg:y="13.839cm" svg:viewBox="0 0 1204 647" svg:d="M1166 647c-389-195-777-390-1166-586 12-20 25-41 37-61 389 195 778 391 1167 586-12 21-25 41-38 61z">
                <text:p/>
              </draw:path>
              <draw:path draw:style-name="gr8" draw:text-style-name="P6" draw:layer="layout" svg:width="0.668cm" svg:height="1.124cm" svg:x="9.476cm" svg:y="13.979cm" svg:viewBox="0 0 669 1125" svg:d="M602 1125c-201-365-401-729-602-1094 22-10 45-21 67-31 201 365 401 730 602 1095-23 10-45 20-67 30z">
                <text:p/>
              </draw:path>
              <draw:path draw:style-name="gr9" draw:text-style-name="P7" draw:layer="layout" svg:width="0.503cm" svg:height="0.421cm" svg:x="9.237cm" svg:y="13.718cm" svg:viewBox="0 0 504 422" svg:d="M400 422c-134-104-267-207-400-311 35-37 70-74 105-111 133 103 266 206 399 310-35 37-69 74-104 112z">
                <text:p/>
              </draw:path>
            </draw:g>
          </draw:g>
          <draw:ellipse draw:style-name="gr10" draw:text-style-name="P1" draw:layer="layout" svg:width="1.518cm" svg:height="1.519cm" svg:x="8.684cm" svg:y="14.023cm" draw:kind="arc" draw:start-angle="328.61" draw:end-angle="344.5">
            <text:p/>
          </draw:ellipse>
          <draw:circle draw:style-name="gr11" draw:text-style-name="P1" draw:layer="layout" svg:width="1.498cm" svg:height="1.498cm" svg:x="8.677cm" svg:y="14.035cm" draw:kind="arc" draw:start-angle="12.3" draw:end-angle="31.46">
            <text:p/>
          </draw:circle>
          <draw:line draw:style-name="gr12" draw:text-style-name="P1" draw:layer="layout" svg:x1="9.213cm" svg:y1="14.691cm" svg:x2="11.834cm" svg:y2="15.8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2" draw:display-name="Bitmape 2" xlink:href="Pictures/100000000000008A000000521C4F9758EEA5073C.png" xlink:type="simple" xlink:show="embed" xlink:actuate="onLoad"/>
    <draw:fill-image draw:name="Bitmape_20_3" draw:display-name="Bitmape 3" xlink:href="Pictures/100000000000004E000000922A94F54F2C2C3E4B.png" xlink:type="simple" xlink:show="embed" xlink:actuate="onLoad"/>
    <draw:fill-image draw:name="Bitmape_20_4" draw:display-name="Bitmape 4" xlink:href="Pictures/100000000000003A000000366562C551DD77CDFC.png" xlink:type="simple" xlink:show="embed" xlink:actuate="onLoad"/>
    <draw:marker draw:name="Arrow" svg:viewBox="0 0 20 30" svg:d="M10 0l-10 30h20z"/>
    <draw:stroke-dash draw:name="Dashed_20__28_var_29__20_7126" draw:display-name="Dashed (var) 7126" draw:style="rect" draw:dots1="1" draw:dots1-length="0.009cm" draw:dots2="1" draw:dots2-length="0.009cm" draw:distance="0.009cm"/>
    <draw:stroke-dash draw:name="Dashed_20__28_var_29__20_7127" draw:display-name="Dashed (var) 7127" draw:style="rect" draw:dots1="1" draw:dots1-length="0.009cm" draw:dots2="1" draw:dots2-length="0.009cm" draw:distance="0.009cm"/>
    <draw:stroke-dash draw:name="Dashed_20__28_var_29__20_7128" draw:display-name="Dashed (var) 7128" draw:style="rect" draw:dots1="1" draw:dots1-length="0.003cm" draw:dots2="1" draw:dots2-length="0.003cm" draw:distance="0.003cm"/>
    <draw:stroke-dash draw:name="Dashed_20__28_var_29__20_7129" draw:display-name="Dashed (var) 7129" draw:style="rect" draw:dots1="1" draw:dots1-length="0.003cm" draw:dots2="1" draw:dots2-length="0.003cm" draw:distance="0.003cm"/>
    <draw:stroke-dash draw:name="Dashed_20__28_var_29__20_7130" draw:display-name="Dashed (var) 7130" draw:style="rect" draw:dots1="1" draw:dots1-length="0.003cm" draw:dots2="1" draw:dots2-length="0.003cm" draw:distance="0.003cm"/>
    <draw:stroke-dash draw:name="Dashed_20__28_var_29__20_7131" draw:display-name="Dashed (var) 7131" draw:style="rect" draw:dots1="1" draw:dots1-length="0.003cm" draw:dots2="1" draw:dots2-length="0.003cm" draw:distance="0.003cm"/>
    <draw:stroke-dash draw:name="Dashed_20__28_var_29__20_7132" draw:display-name="Dashed (var) 7132" draw:style="rect" draw:dots1="1" draw:dots1-length="0.003cm" draw:dots2="1" draw:dots2-length="0.003cm" draw:distance="0.003cm"/>
    <draw:stroke-dash draw:name="Dashed_20__28_var_29__20_7133" draw:display-name="Dashed (var) 7133" draw:style="rect" draw:dots1="1" draw:dots1-length="0.003cm" draw:dots2="1" draw:dots2-length="0.003cm" draw:distance="0.003cm"/>
    <draw:stroke-dash draw:name="Dashed_20__28_var_29__20_7134" draw:display-name="Dashed (var) 7134" draw:style="rect" draw:dots1="1" draw:dots1-length="0.003cm" draw:dots2="1" draw:dots2-length="0.003cm" draw:distance="0.003cm"/>
    <draw:stroke-dash draw:name="Dashed_20__28_var_29__20_7135" draw:display-name="Dashed (var) 7135" draw:style="rect" draw:dots1="1" draw:dots1-length="0.003cm" draw:dots2="1" draw:dots2-length="0.003cm" draw:distance="0.003cm"/>
    <draw:stroke-dash draw:name="Dashed_20__28_var_29__20_7136" draw:display-name="Dashed (var) 7136" draw:style="rect" draw:dots1="1" draw:dots1-length="0.003cm" draw:dots2="1" draw:dots2-length="0.003cm" draw:distance="0.003cm"/>
    <draw:stroke-dash draw:name="Dashed_20__28_var_29__20_7137" draw:display-name="Dashed (var) 7137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29:27.048394224</meta:creation-date>
    <dc:date>2018-02-09T12:29:50.075013684</dc:date>
    <meta:editing-duration>PT23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